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965cf" officeooo:paragraph-rsid="001965cf"/>
    </style:style>
    <style:style style:name="P2" style:family="paragraph" style:parent-style-name="Standard">
      <style:text-properties officeooo:rsid="001965cf" officeooo:paragraph-rsid="001a8408"/>
    </style:style>
    <style:style style:name="P3" style:family="paragraph" style:parent-style-name="Standard">
      <style:text-properties officeooo:paragraph-rsid="001965cf"/>
    </style:style>
    <style:style style:name="P4" style:family="paragraph" style:parent-style-name="Standard">
      <style:text-properties officeooo:rsid="001a8408" officeooo:paragraph-rsid="001a8408"/>
    </style:style>
    <style:style style:name="P5" style:family="paragraph" style:parent-style-name="Standard">
      <style:text-properties officeooo:paragraph-rsid="001a8408"/>
    </style:style>
    <style:style style:name="P6" style:family="paragraph" style:parent-style-name="Standard">
      <style:text-properties officeooo:rsid="001d5725" officeooo:paragraph-rsid="001d5725"/>
    </style:style>
    <style:style style:name="P7" style:family="paragraph" style:parent-style-name="Standard">
      <style:text-properties officeooo:paragraph-rsid="001d5725"/>
    </style:style>
    <style:style style:name="P8" style:family="paragraph" style:parent-style-name="Standard">
      <style:text-properties officeooo:paragraph-rsid="001965cf"/>
    </style:style>
    <style:style style:name="P9" style:family="paragraph" style:parent-style-name="Standard">
      <style:text-properties officeooo:rsid="001e3555" officeooo:paragraph-rsid="001e3555"/>
    </style:style>
    <style:style style:name="T1" style:family="text">
      <style:text-properties officeooo:rsid="001965cf"/>
    </style:style>
    <style:style style:name="T2" style:family="text">
      <style:text-properties officeooo:rsid="001a8408"/>
    </style:style>
    <style:style style:name="T3" style:family="text">
      <style:text-properties officeooo:rsid="001bdaa6"/>
    </style:style>
    <style:style style:name="T4" style:family="text">
      <style:text-properties officeooo:rsid="001d572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lkom op de Frequently Asked Questions pagina. Op deze pagina proberen wij antwoorden te geven op vragen die vaker aan ons gesteld zijn. Mocht er geen antwoord op jouw vraag tussen zitten dan kan je natuurlijk terecht op het “hulpvragen” kanaal.</text:p>
      <text:p text:style-name="P3"/>
      <text:p text:style-name="P3">– </text:p>
      <text:p text:style-name="P3"/>
      <text:p text:style-name="P9">BELANGRIJKE OPROEP – Help onze collega’s!!! Blijf terughoudend met het streamen van beeld. Kijk dus geen filmpjes en gebruik zo min mogelijk multimedia vanaf je DWR thuiswerkplek.</text:p>
      <text:p text:style-name="P3"/>
      <text:p text:style-name="P3">– </text:p>
      <text:p text:style-name="P3"/>
      <text:p text:style-name="P7"><text:span text:style-name="T4">Als rijksconnect.nl GEEN onderdeel is van de SSC-ICT dienstverlening, waar staat en of draait het dan wel? – De data is opgeslagen bij Microsoft in de Azure cloud in de subscription van SCC-ICT. Dit is dezelfde plek waar ook Crisis.nl word gehost. </text:span>Op de virtuele servers is er een aangeven dat we alleen compute, memory, diskspace en netwerkverbindingen gebruiken in Nederland. En dat bij een te kort hiervan er niet uitgeweken mag worden naar een ander land binnen west-europa.</text:p>
      <text:p text:style-name="P3"/>
      <text:p text:style-name="P3">–</text:p>
      <text:p text:style-name="P3"/>
      <text:p text:style-name="P3"><text:span text:style-name="T1">Dark Theme – Collega Tim heeft een dark theme aangemaakt voor </text:span><text:span text:style-name="T2">het c</text:span><text:span text:style-name="T1">hat</text:span><text:span text:style-name="T2">ten</text:span><text:span text:style-name="T1">. Tim geeft aan gebruikt te maken van een plugin genaamd "stylish". Het thema is te downloaden via onze pagina op Git Hub – </text:span><text:a xlink:type="simple" xlink:href="https://github.com/SSC-ICT-Innovatie/rijksconnect-web/blob/master/docs/RocketChat/CSS/RocketChat-DarkTheme.css" text:style-name="Internet_20_link" text:visited-style-name="Visited_20_Internet_20_Link"><text:span text:style-name="T1">https://github.com/SSC-ICT-Innovatie/rijksconnect-web/blob/master/docs/RocketChat/CSS/RocketChat-DarkTheme.css</text:span></text:a></text:p>
      <text:p text:style-name="P3"/>
      <text:p text:style-name="P3">–</text:p>
      <text:p text:style-name="P3"/>
      <text:p text:style-name="P3"><text:span text:style-name="T1">Chatten op mobile devices – Het fijne is dat je deze chat overal mee naar toe kan nemen en kan gebruiken vanaf je mobiele device! </text:span><text:span text:style-name="T2">Meer hierover kan je terugvinden op deze locatie: </text:span><text:a xlink:type="simple" xlink:href="https://github.com/SSC-ICT-Innovatie/rijksconnect-web/blob/master/docs/Handleiding%20Jitsi%20Meet%20–%20Rijksconnect.pdf" text:style-name="Internet_20_link" text:visited-style-name="Visited_20_Internet_20_Link"><text:span text:style-name="T2">https://github.com/SSC-ICT-Innovatie/rijksconnect-web/blob/master/docs/Handleiding%20Jitsi%20Meet%20%E2%80%93%20Rijksconnect.pdf</text:span></text:a></text:p>
      <text:p text:style-name="P3"/>
      <text:p text:style-name="P3">–</text:p>
      <text:p text:style-name="P3"/>
      <text:p text:style-name="P3"><text:span text:style-name="T2">Chat App</text:span><text:span text:style-name="T1"> </text:span><text:span text:style-name="T2">voor </text:span><text:span text:style-name="T1">iOS gebruikers: </text:span><text:a xlink:type="simple" xlink:href="https://apps.apple.com/nl/app/rocket-chat/id1148741252" text:style-name="Internet_20_link" text:visited-style-name="Visited_20_Internet_20_Link"><text:span text:style-name="T1">https://apps.apple.com/nl/app/rocket-chat/id1148741252</text:span></text:a></text:p>
      <text:p text:style-name="P2"><text:span text:style-name="T2">Chat App</text:span> <text:span text:style-name="T2">voor </text:span>Android gebruikers: <text:a xlink:type="simple" xlink:href="https://play.google.com/store/apps/details?id=chat.rocket.android&amp;hl=nl" text:style-name="Internet_20_link" text:visited-style-name="Visited_20_Internet_20_Link">https://play.google.com/store/apps/details?id=chat.rocket.android&amp;hl=nl</text:a></text:p>
      <text:p text:style-name="P1"/>
      <text:p text:style-name="P1">–</text:p>
      <text:p text:style-name="P1"/>
      <text:p text:style-name="P5"><text:span text:style-name="T1">Videogesprekken op mobile devices – Ook heel gaaf is dat je videogesprekken kan voeren met je mobiele device! </text:span><text:span text:style-name="T2">Meer hierover kan je terugvinden op deze locatie: </text:span><text:a xlink:type="simple" xlink:href="https://github.com/SSC-ICT-Innovatie/rijksconnect-web/blob/master/docs/Handleiding%20Jitsi%20Meet%20–%20Rijksconnect.pdf" text:style-name="Internet_20_link" text:visited-style-name="Visited_20_Internet_20_Link"><text:span text:style-name="T1">https://github.com/SSC-ICT-Innovatie/rijksconnect-web/blob/master/docs/Handleiding%20Jitsi%20Meet%20%E2%80%93%20Rijksconnect.pdf</text:span></text:a></text:p>
      <text:p text:style-name="P3"/>
      <text:p text:style-name="P3">–</text:p>
      <text:p text:style-name="P3"/>
      <text:p text:style-name="P3"><text:span text:style-name="T2">Video App voor</text:span><text:span text:style-name="T1"> iOS gebruikers: </text:span><text:a xlink:type="simple" xlink:href="https://apps.apple.com/nl/app/jitsi-meet/id1165103905" text:style-name="Internet_20_link" text:visited-style-name="Visited_20_Internet_20_Link"><text:span text:style-name="T1">https://apps.apple.com/nl/app/jitsi-meet/id1165103905</text:span></text:a></text:p>
      <text:p text:style-name="P2"><text:span text:style-name="T2">Video App voor</text:span> Android gebruikers: <text:a xlink:type="simple" xlink:href="https://play.google.com/store/apps/details?id=org.jitsi.meet&amp;hl=nl" text:style-name="Internet_20_link" text:visited-style-name="Visited_20_Internet_20_Link">https://play.google.com/store/apps/details?id=org.jitsi.meet&amp;hl=nl</text:a></text:p>
      <text:p text:style-name="P1"/>
      <text:p text:style-name="P1">–</text:p>
      <text:p text:style-name="P1"/>
      <text:p text:style-name="P4"><text:soft-page-break/>Videovergaderen vanuit de chat app dat kan, <text:span text:style-name="T3">ga binnen je kanaal naar rechtsboven en klik op de 3 bolletjes. Kies daar voor de optie “Video Chat”.</text:span></text:p>
      <text:p text:style-name="P1"/>
      <text:p text:style-name="P1">–</text:p>
      <text:p text:style-name="P5"><text:span text:style-name="T2">Secure chatten met je collega – Ook dat kan, dit kan je doen met de OTR (Off The Record) functionaliteit van het chat programma. Na activatie van de OTR functie wordt het gevoerde gesprek tussen jou en je sessiegenoot versleuteld. Hoe je een OTR sessie start en stopt kan hier terugvinden: </text:span><text:a xlink:type="simple" xlink:href="https://github.com/SSC-ICT-Innovatie/rijksconnect-web/blob/master/docs/RocketChat/Handleidingen/OTR/OTR.pdf" text:style-name="Internet_20_link" text:visited-style-name="Visited_20_Internet_20_Link"><text:span text:style-name="T2">https://github.com/SSC-ICT-Innovatie/rijksconnect-web/blob/master/docs/RocketChat/Handleidingen/OTR/OTR.pdf</text:span></text:a></text:p>
      <text:p text:style-name="P5"/>
      <text:p text:style-name="P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3-18T12:34:41.440424000</meta:creation-date>
    <dc:date>2020-03-18T14:55:04.184950218</dc:date>
    <meta:editing-duration>PT35M34S</meta:editing-duration>
    <meta:editing-cycles>5</meta:editing-cycles>
    <meta:generator>LibreOffice/6.4.0.3$MacOSX_X86_64 LibreOffice_project/b0a288ab3d2d4774cb44b62f04d5d28733ac6df8</meta:generator>
    <meta:document-statistic meta:table-count="0" meta:image-count="0" meta:object-count="0" meta:page-count="2" meta:paragraph-count="21" meta:word-count="340" meta:character-count="2733" meta:non-whitespace-character-count="2396"/>
  </office:meta>
</office:document-meta>
</file>